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8pt" fo:font-weight="normal" officeooo:rsid="00343866" officeooo:paragraph-rsid="00343866" style:font-size-asian="7pt" style:font-weight-asian="normal" style:font-size-complex="8pt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size="8pt" fo:font-weight="normal" officeooo:rsid="003b0dff" officeooo:paragraph-rsid="003b0dff" style:font-size-asian="7pt" style:font-weight-asian="normal" style:font-size-complex="8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8pt" fo:font-weight="normal" officeooo:rsid="003c543c" officeooo:paragraph-rsid="003c543c" style:font-size-asian="7pt" style:font-weight-asian="normal" style:font-size-complex="8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8pt" fo:font-weight="normal" officeooo:rsid="003f65bb" officeooo:paragraph-rsid="003f65bb" style:font-size-asian="7pt" style:font-weight-asian="normal" style:font-size-complex="8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8pt" fo:font-weight="normal" officeooo:rsid="003f65bb" officeooo:paragraph-rsid="00413c1d" style:font-size-asian="7pt" style:font-weight-asian="normal" style:font-size-complex="8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8pt" fo:font-weight="normal" officeooo:rsid="0043ba28" officeooo:paragraph-rsid="0043ba28" style:font-size-asian="7pt" style:font-weight-asian="normal" style:font-size-complex="8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8pt" fo:font-weight="bold" officeooo:rsid="0036a975" officeooo:paragraph-rsid="0036a975" style:font-size-asian="7pt" style:font-weight-asian="bold" style:font-size-complex="8pt" style:font-weight-complex="bold"/>
    </style:style>
    <style:style style:name="P8" style:family="paragraph" style:parent-style-name="Standard">
      <style:paragraph-properties fo:text-align="center" style:justify-single-word="false"/>
      <style:text-properties officeooo:rsid="001e2c35" officeooo:paragraph-rsid="001e2c35"/>
    </style:style>
    <style:style style:name="P9" style:family="paragraph" style:parent-style-name="Standard">
      <style:paragraph-properties fo:text-align="start" style:justify-single-word="false"/>
      <style:text-properties fo:font-size="10pt" fo:font-weight="bold" officeooo:rsid="00343866" officeooo:paragraph-rsid="00343866" style:font-size-asian="10pt" style:font-weight-asian="bold" style:font-size-complex="10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8pt" fo:font-weight="normal" officeooo:rsid="003f65bb" officeooo:paragraph-rsid="003f65bb" style:font-size-asian="7pt" style:font-weight-asian="normal" style:font-size-complex="8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8pt" fo:font-weight="normal" officeooo:rsid="003c543c" officeooo:paragraph-rsid="003c543c" style:font-size-asian="7pt" style:font-weight-asian="normal" style:font-size-complex="8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8pt" fo:font-weight="normal" officeooo:rsid="003c543c" officeooo:paragraph-rsid="00503a56" style:font-size-asian="7pt" style:font-weight-asian="normal" style:font-size-complex="8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8pt" fo:font-weight="normal" officeooo:rsid="003c543c" officeooo:paragraph-rsid="0052a4b0" style:font-size-asian="7pt" style:font-weight-asian="normal" style:font-size-complex="8pt" style:font-weight-complex="normal"/>
    </style:style>
    <style:style style:name="T1" style:family="text">
      <style:text-properties officeooo:rsid="00343866"/>
    </style:style>
    <style:style style:name="T2" style:family="text">
      <style:text-properties officeooo:rsid="0034737c"/>
    </style:style>
    <style:style style:name="T3" style:family="text">
      <style:text-properties officeooo:rsid="0039b20c"/>
    </style:style>
    <style:style style:name="T4" style:family="text">
      <style:text-properties officeooo:rsid="003b0dff"/>
    </style:style>
    <style:style style:name="T5" style:family="text">
      <style:text-properties officeooo:rsid="003c543c"/>
    </style:style>
    <style:style style:name="T6" style:family="text">
      <style:text-properties officeooo:rsid="003c5b32"/>
    </style:style>
    <style:style style:name="T7" style:family="text">
      <style:text-properties officeooo:rsid="00413c1d"/>
    </style:style>
    <style:style style:name="T8" style:family="text">
      <style:text-properties officeooo:rsid="00429861"/>
    </style:style>
    <style:style style:name="T9" style:family="text">
      <style:text-properties officeooo:rsid="0043a1fc"/>
    </style:style>
    <style:style style:name="T10" style:family="text">
      <style:text-properties officeooo:rsid="0043ba28"/>
    </style:style>
    <style:style style:name="T11" style:family="text">
      <style:text-properties officeooo:rsid="004ec588"/>
    </style:style>
    <style:style style:name="T12" style:family="text">
      <style:text-properties officeooo:rsid="004f782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U235 <text:span text:style-name="T1">Netcode</text:span></text:p>
      <text:p text:style-name="P8"/>
      <text:p text:style-name="P9">Implementation</text:p>
      <text:p text:style-name="P1">The netcode in U235 is implemented with a central server working in an ip-adress, to wich players can send command strings using tcp-protocol. <text:span text:style-name="T3">Client</text:span> communication is not <text:span text:style-name="T3">ip-dependant</text:span>, so players can <text:span text:style-name="T11">connect from</text:span> any ip-adress at anytime to play the game. Different players are separated from each other by <text:span text:style-name="T3">n</text:span>-digit<text:span text:style-name="T3">(four digits in development phase)</text:span> long faction codes, and these faction codes have to be in most commands sent by clients. The server will send back return strings which work as feedback for <text:span text:style-name="T4">clients</text:span> w<text:span text:style-name="T2">h</text:span>et<text:span text:style-name="T2">h</text:span>er their moves were legitimate or not. <text:span text:style-name="T4">Game-state is returned with a request command at anytime to invididual players. For now at least for simplicity, a tcp connection is initiated and closed between every exchange when client sends a command to server and server responds to client.</text:span></text:p>
      <text:p text:style-name="P1"/>
      <text:p text:style-name="P7">Game state described as a null-terminated string</text:p>
      <text:p text:style-name="P2">The netcode uses four ’separator characters’ (ASCII CODES 028, 029, 030, 031 in dec) <text:span text:style-name="T5">to control data within packets. These characters are referred as FS, GS, RS and US, each of them describing nested data. Game data is documented within the following chart:</text:span></text:p>
      <text:p text:style-name="P2"/>
      <text:p text:style-name="P2">--<text:span text:style-name="T5">FS0 covers things about the game at hand that are constant, such as how fast regiments and battleships recover and faction data</text:span></text:p>
      <text:p text:style-name="P3">FS0:<text:tab/></text:p>
      <text:p text:style-name="P3"><text:tab/>GS0: baseRegimentSupply(float)</text:p>
      <text:p text:style-name="P3"><text:tab/>GS1: baseBattlehipSupply(float)</text:p>
      <text:p text:style-name="P3"><text:tab/>GS2: regimentRecoveryRate(float)</text:p>
      <text:p text:style-name="P3"><text:tab/>GS3: shipRecoveryRate(float)</text:p>
      <text:p text:style-name="P3"><text:tab/>GS4: Factions Data;</text:p>
      <text:p text:style-name="P3"><text:tab/><text:tab/>RS(N): Faction Data;</text:p>
      <text:p text:style-name="P3"><text:tab/><text:tab/><text:tab/>US0: faction name(string)</text:p>
      <text:p text:style-name="P3"><text:tab/><text:tab/><text:tab/>US1: faction color(uint)</text:p>
      <text:p text:style-name="P3"><text:tab/><text:tab/><text:tab/>US2: faction base island name(string)</text:p>
      <text:p text:style-name="P13"><text:tab/><text:span text:style-name="T12">GS5: current player name(string)<text:tab/></text:span></text:p>
      <text:p text:style-name="P3">--<text:span text:style-name="T6">FS1 covers player and faction state data such as peace requests and peace treaties. Turn number and player name are also included here</text:span></text:p>
      <text:p text:style-name="P4">FS1:</text:p>
      <text:p text:style-name="P4"><text:tab/>GS0: Peace Treaties;</text:p>
      <text:p text:style-name="P4"><text:tab/><text:tab/>RS(N) Peace Treaty Data;</text:p>
      <text:p text:style-name="P4"><text:tab/><text:tab/><text:tab/>US0: first faction name(string)</text:p>
      <text:p text:style-name="P4"><text:tab/><text:tab/><text:tab/>US1: second faction name(string)</text:p>
      <text:p text:style-name="P4"><text:tab/>GS1: Peace Treaty Requests;</text:p>
      <text:p text:style-name="P4"><text:tab/><text:tab/>RS(N) Treaty Request Data;</text:p>
      <text:p text:style-name="P4"><text:tab/><text:tab/><text:tab/>US0: treaty requesting faction(string)</text:p>
      <text:p text:style-name="P4"><text:tab/><text:tab/><text:tab/>US1: requesting-peace-with-faction(string)</text:p>
      <text:p text:style-name="P12"><text:tab/><text:span text:style-name="T12">GS2: game turn(int)</text:span></text:p>
      <text:p text:style-name="P4">--FS2 covers Island and unit data. Unit spesific data will be heavily filtered by unit line of sight and will vary with each faction. <text:span text:style-name="T8">Units are listed in order: regiments, battleships, spies.</text:span></text:p>
      <text:p text:style-name="P4">FS2: </text:p>
      <text:p text:style-name="P4"><text:tab/><text:span text:style-name="T7">GS(N): Rim Data;</text:span></text:p>
      <text:p text:style-name="P5"><text:tab/><text:span text:style-name="T7">Island Data as RECURRING DATA BLOCK {</text:span></text:p>
      <text:p text:style-name="P4"><text:tab/><text:tab/><text:span text:style-name="T7">RS0: island name(string)</text:span></text:p>
      <text:p text:style-name="P4"><text:tab/><text:tab/><text:span text:style-name="T8">RS1: island owner(string)</text:span></text:p>
      <text:p text:style-name="P4"><text:tab/><text:tab/><text:span text:style-name="T8">RS2: Island Unit Segment;</text:span></text:p>
      <text:p text:style-name="P4"><text:tab/><text:tab/><text:tab/><text:span text:style-name="T8">Unit Data as RECURRING DATA BLOCK {</text:span></text:p>
      <text:p text:style-name="P4"><text:tab/><text:tab/><text:tab/><text:span text:style-name="T8">US0: unit name(string)</text:span></text:p>
      <text:p text:style-name="P4"><text:tab/><text:tab/><text:tab/><text:span text:style-name="T9">US1: unit condition(float)</text:span></text:p>
      <text:p text:style-name="P4"><text:tab/><text:tab/><text:tab/><text:span text:style-name="T9">US2: unit movement order(string)</text:span></text:p>
      <text:p text:style-name="P4"><text:tab/><text:tab/><text:tab/><text:span text:style-name="T8">}</text:span></text:p>
      <text:p text:style-name="P4"><text:tab/><text:tab/><text:span text:style-name="T9">RS3: Linked Island Data;</text:span></text:p>
      <text:p text:style-name="P4"><text:tab/><text:tab/><text:tab/><text:span text:style-name="T9">US(N): <text:s/>linked island name(string)</text:span></text:p>
      <text:p text:style-name="P4"><text:tab/><text:span text:style-name="T9">}</text:span></text:p>
      <text:p text:style-name="P4">--<text:span text:style-name="T10">FS3 covers turn spesific events and notifications, such as war declarations</text:span></text:p>
      <text:p text:style-name="P6">FS3:</text:p>
      <text:p text:style-name="P4"><text:tab/><text:span text:style-name="T10">GS0: </text:span></text:p>
      <text:p text:style-name="P4"><text:tab/><text:tab/><text:span text:style-name="T10">RS(N): War Declaration;</text:span></text:p>
      <text:p text:style-name="P4"><text:tab/><text:tab/><text:tab/><text:span text:style-name="T10">US0: declarer(string)</text:span></text:p>
      <text:p text:style-name="P4"><text:tab/><text:tab/><text:tab/><text:span text:style-name="T10">US1: declared-to(string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i" fo:country="FI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i" fo:country="FI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7T21:56:27.827000000</meta:creation-date>
    <dc:date>2018-02-24T00:39:26.764000000</dc:date>
    <meta:editing-duration>PT15H47M17S</meta:editing-duration>
    <meta:editing-cycles>46</meta:editing-cycles>
    <meta:generator>LibreOffice/5.1.0.3$Windows_x86 LibreOffice_project/5e3e00a007d9b3b6efb6797a8b8e57b51ab1f737</meta:generator>
    <meta:document-statistic meta:table-count="0" meta:image-count="0" meta:object-count="0" meta:page-count="1" meta:paragraph-count="49" meta:word-count="395" meta:character-count="2672" meta:non-whitespace-character-count="2251"/>
  </office:meta>
</office:document-meta>
</file>